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3 : L10N et I18N</text:p>
      <text:p text:style-name="P1"/>
      <text:p text:style-name="P3">1)Introduction :</text:p>
      <text:p text:style-name="P2"/>
      <text:p text:style-name="P2">L10N=Localization</text:p>
      <text:p text:style-name="P2">I18N=Internationalization</text:p>
      <text:p text:style-name="P2"/>
      <text:p text:style-name="P2">I18N = le fait de rendre un logiciel apte à être traduit(pas juste traduire mot à mot, mais respecter les standards de langues des autres pays, comme écrire avec des idéogrammes, d'un autre sens, etc...).</text:p>
      <text:p text:style-name="P2"/>
      <text:p text:style-name="P2">L10N = Régionalisation des logiciels : fait de traduire les messages.</text:p>
      <text:p text:style-name="P2"/>
      <text:p text:style-name="P3">2)Codage des caractères</text:p>
      <text:p text:style-name="P2"/>
      <text:p text:style-name="P2">ASCII=correspondance entre code numérique [0-127] et représentation graphique de caractères.</text:p>
      <text:p text:style-name="P2">American Standard Code for Info Interchange → pas d'accents.</text:p>
      <text:p text:style-name="P2">8 bits =&gt; ASCII étendus =&gt; non normalisés</text:p>
      <text:p text:style-name="P2">puis on a eu ISO 8859-[1-15] (Latin 1 → Latin 9) =&gt; Europe de l'ouest, il y a les accents, les ç, etc...</text:p>
      <text:p text:style-name="P2">Latin 1 n'a pas l'euro</text:p>
      <text:p text:style-name="P2">Latin 9 = Latin 1 + euro</text:p>
      <text:p text:style-name="P2">L'ISO est codé sur 1 octet.</text:p>
      <text:p text:style-name="P2"/>
      <text:p text:style-name="P2">EBCDIC</text:p>
      <text:p text:style-name="P2"/>
      <text:p text:style-name="P2">Unicode : correspondance entre un numéro, un nom et un représentation graphique.</text:p>
      <text:p text:style-name="P2">C'est un jeu de caractères universel(contient tout les caractères de toutes les langues) et extensible.</text:p>
      <text:p text:style-name="P2">Codé sur 4 octets.</text:p>
      <text:p text:style-name="P2">Représentation : UCS-4 (1 signe unicode sur 1 mot de 32 bits) et UCS-2(1 signe unicode sur deux mot de 16bits)</text:p>
      <text:p text:style-name="P2">Sérialisation : UTF-7 UTF-8 UTF-16BE UTF-16LE UTF-32BE UTF-32LE</text:p>
      <text:p text:style-name="P2"/>
      <text:p text:style-name="P2"/>
      <text:p text:style-name="P3">3)Régionalisation</text:p>
      <text:p text:style-name="P2"/>
      <text:p text:style-name="P2">printf(« coucou ») ;</text:p>
      <text:p text:style-name="P2">devient</text:p>
      <text:p text:style-name="P2">printf(gettext(« Hi\n »)) ; la fonction gettext va aller chercher monprogramme.po dans le répertoire pour le grançais, et se fichier contient Hi → Coucou</text:p>
      <text:p text:style-name="P2"/>
      <text:p text:style-name="P2">Pour le web, on utilise toto.html.fr / toto.html.en , sur le serveur web → Le serveur web sélectionne sur la bonne page en fonction de la langue souhaité par le navigateur.</text:p>
      <text:p text:style-name="P2"/>
      <text:p text:style-name="P3">4)Locale</text:p>
      <text:p text:style-name="P2">Locale = mécanisme par lequel l'utilisateur sous unix spécifie la langue, le contexte géographique,le jeux de caractères.</text:p>
      <text:p text:style-name="P2">Spécif : NOM_VARIABLE = langage_territoire.jeudecaractère</text:p>
      <text:p text:style-name="P2">ex:fr_BE.ISO8899-15</text:p>
      <text:p text:style-name="P2"/>
      <text:p text:style-name="P2">Quelques valeurs standard :</text:p>
      <text:p text:style-name="P2">LC_COLLATE = ordre lexicographique des caractères.</text:p>
      <text:p text:style-name="P2">LC_CTYPE = classification (minuscule,majuscule, lettre)</text:p>
      <text:p text:style-name="P2">LC_MESSAGES</text:p>
      <text:p text:style-name="P2">LC_MONETARY</text:p>
      <text:p text:style-name="P2">LC_NUMERIC</text:p>
      <text:p text:style-name="P2">LC_ALL = force le contenu de toute les variables (ne les modifie pas, prend le pas sur elle)</text:p>
      <text:p text:style-name="P2">LANG = défaut pour toute les variables non initialisées.</text:p>
      <text:p text:style-name="P2"/>
      <text:p text:style-name="P5">Expression régulières (expressions rationnelles)</text:p>
      <text:p text:style-name="P2"/>
      <text:p text:style-name="P3">1)Introduction</text:p>
      <text:p text:style-name="P2"/>
      <text:p text:style-name="P2">En Shell : caractères spéciaux (*,[],?)</text:p>
      <text:p text:style-name="P2"/>
      <text:p text:style-name="P2">Les expressions régulières du Shell sont très limitées :</text:p>
      <text:p text:style-name="P2">=&gt;l'objet = la sélection de fichiers</text:p>
      <text:p text:style-name="P2"/>
      <text:p text:style-name="P2">Pour traiter du texte : besoin d'avoir une puissance d'expression plus grande</text:p>
      <text:p text:style-name="P2"><text:s/>→ sed,grep,vi etc...</text:p>
      <text:p text:style-name="P2">POSIX a normalisé les expressions régulières en deux classes :</text:p>
      <text:p text:style-name="P2">-BRE : Basic Regular Expression : utilisé typiquement par grep,sed etc.... et bibliothèque d'expression régulières</text:p>
      <text:p text:style-name="P2">-ERE Extended Regular Expression : utilisable par grep,sed, etc.... en fonction des options.</text:p>
      <text:p text:style-name="P2"/>
      <text:p text:style-name="P2">Il existe d'autre types d'expressions régulière utilisé par certain programme, comme PERL.</text:p>
      <text:p text:style-name="P2"/>
      <text:p text:style-name="P3">2)BRE</text:p>
      <text:p text:style-name="P2">^ début de ligne</text:p>
      <text:p text:style-name="P2">$ fin de ligne</text:p>
      <text:p text:style-name="P2">. 1 caractère quelquonques</text:p>
      <text:p text:style-name="P2">[] 1 caractères de l'ensemble</text:p>
      <text:p text:style-name="P2"><text:tab/>[^ …] =&gt; complément de l'ensemble </text:p>
      <text:p text:style-name="P2"><text:tab/>[123456789] &lt;=&gt; [0-9] on peut les mélanger</text:p>
      <text:p text:style-name="P2"><text:tab/>classe de caractères : [:alpha:] : classe de l'alphabet</text:p>
      <text:p text:style-name="P2"><text:tab/><text:tab/><text:tab/><text:tab/>[:digit:]:classe des nombres</text:p>
      <text:p text:style-name="P2"><text:tab/><text:tab/><text:tab/><text:tab/>[[:alpha:][:digit:]]</text:p>
      <text:p text:style-name="P2"><text:tab/>on a donc comme classe, alpha,digit,alnum(alpha+digit),xdigit(nombre en hexadecimal),upper,lower,space(espace,tabulation, saut de ligne etc..), <text:tab/>punct,print(caractère imprimable),cntrl,graph,blank</text:p>
      <text:p text:style-name="P2"><text:tab/></text:p>
      <text:p text:style-name="P2"><text:tab/>classe d'équivalence :</text:p>
      <text:p text:style-name="P2"><text:tab/>(caractère qui se comportent de la même manière au niveau de l'ordre lexicographique)</text:p>
      <text:p text:style-name="P2"><text:tab/>ex : [=e=] → éèeêëEË...</text:p>
      <text:p text:style-name="P2"><text:tab/>ex : été : [[=e=]]t[[=e=]]</text:p>
      <text:p text:style-name="P2">* :répétition 0 ou n fois</text:p>
      <text:p text:style-name="P2">\( \) = ( )</text:p>
      <text:p text:style-name="P2">\{ \} = { }</text:p>
      <text:p text:style-name="P2"/>
      <text:p text:style-name="P3">3)ERE</text:p>
      <text:p text:style-name="P2"/>
      <text:p text:style-name="P2">idem BRE plus :</text:p>
      <text:p text:style-name="P2">+ : répétition 1 ou n fois</text:p>
      <text:p text:style-name="P2">?: 0 ou 1 fois</text:p>
      <text:p text:style-name="P2">{n,m} : au minimum n fois, au maximum m fois. (m et n optionnelle, pas la virgule).</text:p>
      <text:p text:style-name="P2">| : ou l'un ou l'autre</text:p>
      <text:p text:style-name="P2">() : grouper, ex : (a+ | b)?(c | def) {3,} =&gt;(abcdef) faux, (acdefc) vrai. </text:p>
      <text:p text:style-name="P2"/>
      <text:p text:style-name="P2"/>
      <text:p text:style-name="P2">Attention a la différence Shell/regular expression ;</text:p>
      <text:p text:style-name="P2">Shell : *.c &lt;=&gt; BRE : ^.<text:span text:style-name="T1">*\</text:span>.c$</text:p>
      <text:p text:style-name="P2"/>
      <text:p text:style-name="P2">BRE :</text:p>
      <text:p text:style-name="P2">\(tagada\) …. \1</text:p>
      <text:p text:style-name="P2">le \1 se refère à ce qui a été trouveé dans le 1er « groupe » (groupe = ce qui est entre parenthèse)., va jusqu'à \9</text:p>
      <text:p text:style-name="P2"/>
      <text:p text:style-name="P2"/>
      <text:p text:style-name="P2">Les motifs de répétitions ont deux règles :</text:p>
      <text:p text:style-name="P2">-starting first (de gauche à droite)</text:p>
      <text:p text:style-name="P2">-longest match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agonkill </meta:initial-creator>
    <meta:creation-date>2011-10-14T14:29:55</meta:creation-date>
    <dc:date>2011-10-21T14:53:29</dc:date>
    <dc:creator>Dragonkill </dc:creator>
    <meta:editing-duration>PT2H10M23S</meta:editing-duration>
    <meta:editing-cycles>48</meta:editing-cycles>
    <meta:generator>LibreOffice/3.4$Linux LibreOffice_project/340m1$Build-302</meta:generator>
    <meta:document-statistic meta:table-count="0" meta:image-count="0" meta:object-count="0" meta:page-count="1" meta:paragraph-count="82" meta:word-count="625" meta:character-count="3900" meta:non-whitespace-character-count="3335"/>
  </office:meta>
</office:document-meta>
</file>